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91919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191919" style:font-name="Lato" fo:font-size="12pt" fo:letter-spacing="normal" fo:font-style="normal" fo:font-weight="normal" officeooo:rsid="00004cb2"/>
    </style:style>
    <style:style style:name="T3" style:family="text">
      <style:text-properties officeooo:rsid="00004c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</text:span><text:span text:style-name="T1">HTML5 y CSS3</text:span><text:line-break/><text:span text:style-name="T3">2 </text:span><text:span text:style-name="T1">Maquetación Web CSS (que cubre la forma tradicional de maquetar)</text:span><text:line-break/><text:span text:style-name="T3">3 </text:span><text:span text:style-name="T1">Maquetación usando Flex y Grid</text:span><text:line-break/><text:span text:style-name="T3">4 </text:span><text:span text:style-name="T1">Diseño Responsivo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9T20:24:10.117000000</dc:date>
    <meta:editing-duration>PT21S</meta:editing-duration>
    <meta:editing-cycles>1</meta:editing-cycles>
    <meta:document-statistic meta:table-count="0" meta:image-count="0" meta:object-count="0" meta:page-count="1" meta:paragraph-count="1" meta:word-count="24" meta:character-count="135" meta:non-whitespace-character-count="111"/>
  </office:meta>
</office:document-meta>
</file>